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swiss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ormulaLinhas" style:family="table">
      <style:table-properties style:width="2.9792in" fo:margin-left="1.7646in" fo:margin-right="1.9486in" table:align="margins"/>
    </style:style>
    <style:style style:name="FormulaLinhas.A" style:family="table-column">
      <style:table-column-properties style:column-width="2.9792in" style:rel-column-width="65535*"/>
    </style:style>
    <style:style style:name="FormulaLinhas.1" style:family="table-row">
      <style:table-row-properties style:min-row-height="0.2188in"/>
    </style:style>
    <style:style style:name="FormulaLinhas.A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1" style:family="table">
      <style:table-properties style:width="2.9896in" fo:margin-left="1.7639in" fo:margin-right="1.9389in" table:align="margins"/>
    </style:style>
    <style:style style:name="Table1.A" style:family="table-column">
      <style:table-column-properties style:column-width="2.9896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4.3222in" fo:margin-left="1.1917in" fo:margin-right="1.1785in" table:align="margins"/>
    </style:style>
    <style:style style:name="Table2.A" style:family="table-column">
      <style:table-column-properties style:column-width="4.3222in" style:rel-column-width="65535*"/>
    </style:style>
    <style:style style:name="Table2.A1" style:family="table-cell">
      <style:table-cell-properties fo:padding="0.0382in" fo:border="0.0007in solid #000000"/>
    </style:style>
    <style:style style:name="Table6" style:family="table">
      <style:table-properties style:width="4.3222in" fo:margin-left="1.1917in" fo:margin-right="1.1785in" table:align="margins"/>
    </style:style>
    <style:style style:name="Table6.A" style:family="table-column">
      <style:table-column-properties style:column-width="4.3222in" style:rel-column-width="65535*"/>
    </style:style>
    <style:style style:name="Table6.A1" style:family="table-cell">
      <style:table-cell-properties fo:padding="0.0382in" fo:border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3132in" style:rel-column-width="1891*"/>
    </style:style>
    <style:style style:name="Table3.B" style:family="table-column">
      <style:table-column-properties style:column-width="1.3542in" style:rel-column-width="1950*"/>
    </style:style>
    <style:style style:name="Table3.C" style:family="table-column">
      <style:table-column-properties style:column-width="0.875in" style:rel-column-width="1260*"/>
    </style:style>
    <style:style style:name="Table3.D" style:family="table-column">
      <style:table-column-properties style:column-width="1.0819in" style:rel-column-width="1558*"/>
    </style:style>
    <style:style style:name="Table3.E" style:family="table-column">
      <style:table-column-properties style:column-width="1.0104in" style:rel-column-width="1455*"/>
    </style:style>
    <style:style style:name="Table3.F" style:family="table-column">
      <style:table-column-properties style:column-width="1.0556in" style:rel-column-width="1520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3653in" style:rel-column-width="1966*"/>
    </style:style>
    <style:style style:name="Table4.B" style:family="table-column">
      <style:table-column-properties style:column-width="1.3632in" style:rel-column-width="1963*"/>
    </style:style>
    <style:style style:name="Table4.C" style:family="table-column">
      <style:table-column-properties style:column-width="0.9285in" style:rel-column-width="1337*"/>
    </style:style>
    <style:style style:name="Table4.D" style:family="table-column">
      <style:table-column-properties style:column-width="1.0729in" style:rel-column-width="1545*"/>
    </style:style>
    <style:style style:name="Table4.E" style:family="table-column">
      <style:table-column-properties style:column-width="1in" style:rel-column-width="1440*"/>
    </style:style>
    <style:style style:name="Table4.F" style:family="table-column">
      <style:table-column-properties style:column-width="0.9604in" style:rel-column-width="1383*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>
      <style:paragraph-properties fo:text-align="justify" style:justify-single-word="false"/>
      <style:text-properties style:font-name="Bitstream Vera Sans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Bitstream Vera Sans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Bitstream Vera Sans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Bitstream Vera Serif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Bitstream Vera Serif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text-position="0% 100%" style:font-name="Bitstream Vera Sans Mono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text-position="0% 100%" style:font-name="Bitstream Vera Serif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Bitstream Vera Serif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Bitstream Vera Serif" fo:font-size="8pt" style:font-size-asian="8pt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style:text-position="0% 100%" style:font-name="Bitstream Vera Serif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Bitstream Vera Sans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Bitstream Vera Sans" fo:font-size="12pt" style:font-size-asian="12pt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fo:color="#000000" style:font-name="Bitstream Vera Sans" fo:font-size="10pt" fo:language="pt" fo:country="BR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Bitstream Vera Sans Mono1" fo:font-size="10pt" style:font-size-asian="10pt" style:font-size-complex="10pt"/>
    </style:style>
    <style:style style:name="P27" style:family="paragraph" style:parent-style-name="Standard" style:list-style-name="L1">
      <style:paragraph-properties fo:text-align="justify" style:justify-single-word="false" fo:break-before="pag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fo:font-size="10pt" style:font-size-asian="10pt" style:font-size-complex="10pt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Bitstream Vera Sans" fo:font-size="10pt" style:font-size-asian="10pt" style:font-size-complex="10pt"/>
    </style:style>
    <style:style style:name="P31" style:family="paragraph" style:parent-style-name="Standard" style:list-style-name="L7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style:text-position="0% 100%" fo:font-size="8pt" style:font-size-asian="8pt" style:font-size-complex="8pt"/>
    </style:style>
    <style:style style:name="T6" style:family="text">
      <style:text-properties style:font-name="Bitstream Vera Sans" fo:font-weight="bold" style:font-weight-asian="bold" style:font-weight-complex="bold"/>
    </style:style>
    <style:style style:name="T7" style:family="text">
      <style:text-properties style:font-name="Bitstream Vera San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style:text-position="sub 58%" fo:font-size="10pt" style:font-size-asian="10pt" style:font-size-complex="10pt"/>
    </style:style>
    <style:style style:name="T13" style:family="text">
      <style:text-properties style:text-position="0% 100%" fo:font-size="10pt" style:font-size-asian="10pt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7346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346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7346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2346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7346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2346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7346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2346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7346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2346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7346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346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7346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2346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7346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2346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7346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2346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7346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2346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7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7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2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7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2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7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2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7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24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O Problema</text:p>
        </text:list-item>
      </text:list>
      <text:p text:style-name="P2"><text:tab/></text:p>
      <text:p text:style-name="P3"><text:tab/>Não vou me prolongar A base da lógica do Sudoku é preencher uma matriz de 9x9 “casas” com os números de 1 a 9, de forma que o número não se repita numa mesma linha ou coluna. Além disso, essa matriz está dividida em 9 pequenos quadrantes de 3x3 casas, e os números não podem também se repetir dentro destes quadrantes. A tábua do Sudoku em geral já vem com alguns números preenchidos de forma a limitar as possibilidades de solução. O problema em solucionar o sudoku consiste basicamente em tentar colocar os números nas casas vazias verificando as violações das regras a cada tentativa e, caso chegar em um “beco sem saída” voltar e tentar novas configurações. Esse comportamento sugere uma óbvia solução utilizando-se <text:span text:style-name="T1">backtracking</text:span><text:span text:style-name="T2"> porém admite diversas heurísticas adicionais que sugerem melhores formas de tentar colocar os números nas casas de forma menos aleatória.</text:span></text:p>
      <text:p text:style-name="P2"/>
      <text:list text:style-name="L1" text:continue-numbering="true">
        <text:list-item>
          <text:p text:style-name="P1">Implementação</text:p>
          <text:p text:style-name="P1"/>
          <text:list>
            <text:list-item>
              <text:p text:style-name="P4">Estruturas de Dados</text:p>
            </text:list-item>
          </text:list>
        </text:list-item>
      </text:list>
      <text:p text:style-name="P3"><text:tab/></text:p>
      <text:p text:style-name="P3"><text:tab/>Optei por utilizar alocamento dinâmico, acessando os dados como num vetor de 81 posições. Essa implementação se mostrou bem mais trabalhosa do que a intuitiva repesentação usando uma matriz de 9x9 posições, mas dei peferência ao fato de acessar a memória linearmente, mantendo a integridade na referência dos dados e evitando assim problemas de referenciamento. Essa estratégia se mostrou altamente eficiente para evitar os já conhecidos “segmentation fault”, já que acessando a memória através de um ponteiro único a possibilidade de erros é bem menor, e quando acontece, é bem mais fácil tratá-los.</text:p>
      <text:p text:style-name="P3"/>
      <text:p text:style-name="P3"><text:tab/>Para utilizar esta representação porém era preciso transformar as referências clássicas da tabela 9x9 para o formato dos índices do vetor, que variavem de 0 a 80, essa transformação foi feita através de fórmulas específicas que tive que deduzir. A idéia era receber o número de 0 a 80 relativo à casa em que se estava colocando o número, e a partir daí obter todas as casas da sua linha, coluna e do seu quadrante, de forma a poder varrê-las em busca de repetições.</text:p>
      <text:p text:style-name="P3"/>
      <text:p text:style-name="P5"><text:tab/>Linhas: <text:s/></text:p>
      <text:p text:style-name="P6"/>
      <text:p text:style-name="P6"><text:tab/><text:tab/>Para varrer as linhas virtuais da matriz 9x9, a transformação foi a seguinte:</text:p>
      <text:p text:style-name="P7"/>
      <table:table table:name="FormulaLinhas" table:style-name="FormulaLinhas">
        <table:table-column table:style-name="FormulaLinhas.A"/>
        <table:table-row table:style-name="FormulaLinhas.1">
          <table:table-cell table:style-name="FormulaLinhas.A1" office:value-type="string">
            <text:p text:style-name="P8"><text:span text:style-name="T3">J</text:span><text:span text:style-name="T4">k</text:span><text:span text:style-name="T3">= q x L + i</text:span><text:span text:style-name="T5">, com:</text:span></text:p>
            <text:p text:style-name="P9"/>
            <text:p text:style-name="P10">J<text:span text:style-name="T4">k</text:span> = casas J na mesma linha que k</text:p>
            <text:p text:style-name="P10">L = número total de linhas do sudoku</text:p>
            <text:p text:style-name="P10">q = K / L (apenas parte inteira)</text:p>
            <text:p text:style-name="P10">i = um número variando de 0 a L-1</text:p>
            <text:p text:style-name="P11"/>
          </table:table-cell>
        </table:table-row>
      </table:table>
      <text:p text:style-name="P7"/>
      <text:p text:style-name="P7"><text:tab/><text:span text:style-name="T6">Colunas:</text:span></text:p>
      <text:p text:style-name="P6"><text:tab/><text:tab/></text:p>
      <text:p text:style-name="P7"><text:span text:style-name="T7"><text:tab/><text:tab/>Para varrer as colunas virtuais</text:span>: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J<text:span text:style-name="T4">k</text:span> = i x L + r, <text:span text:style-name="T8">com: </text:span></text:p>
            <text:p text:style-name="P13"/>
            <text:p text:style-name="P10">J<text:span text:style-name="T4">k</text:span> = casas J na mesma coluna que k</text:p>
            <text:p text:style-name="P10">L = número total de linhas do sudoku</text:p>
            <text:p text:style-name="P10">r = K % L (apenas parte inteira)</text:p>
            <text:p text:style-name="P10">i = um número variando de 0 a L-1</text:p>
            <text:p text:style-name="P10"/>
          </table:table-cell>
        </table:table-row>
      </table:table>
      <text:p text:style-name="P7"/>
      <text:p text:style-name="P7"/>
      <text:p text:style-name="P7"><text:tab/><text:span text:style-name="T6">Quadrantes:</text:span></text:p>
      <text:p text:style-name="P6"><text:tab/><text:tab/></text:p>
      <text:p text:style-name="P6"><text:tab/><text:tab/>Já para varrer os quadrantes 3x3 foi preciso uma transformação mais sofisticada: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J<text:span text:style-name="T4">k</text:span><text:span text:style-name="T3"> = L x ( i + p x l ) + ( l * c ) + j, </text:span><text:span text:style-name="T5">com:</text:span></text:p>
            <text:p text:style-name="P14"/>
            <text:p text:style-name="P10">J<text:span text:style-name="T4">k</text:span> = casas J no mesmo quadrante que k</text:p>
            <text:p text:style-name="P10">L = número total de linhas do sudoku</text:p>
            <text:p text:style-name="P10">l = raiz quadrada de L</text:p>
            <text:p text:style-name="P10">p = ( k / L ) / l (somente parte inteira)</text:p>
            <text:p text:style-name="P10">c = ( k % L ) / l (somente parte inteira)</text:p>
            <text:p text:style-name="P10">i e j = números variando de 0 a l</text:p>
            <text:p text:style-name="P10"/>
          </table:table-cell>
        </table:table-row>
      </table:table>
      <text:p text:style-name="P7"/>
      <text:p text:style-name="P7"><text:tab/><text:tab/><text:span text:style-name="T7">Esta fórmula reduz o número k extraindo suas linha e coluna através das funções anteriores, em seguida reduz novamente, obtendo assim em que quadrante o número está na horizontal e na vertical. Em seguida, com alguma manipulação algébrica, gera os seus vizinhos naquele quadrante. A fórmula foi exaustivamente testada e, muito embora não tenha criado uma prova formal, acredito que funcione para qualquer k, desde que k possua uma raiz quadrada inteira.<text:tab/></text:span></text:p>
      <text:p text:style-name="P6"/>
      <text:list text:style-name="L1" text:continue-numbering="true">
        <text:list-item>
          <text:list text:continue-numbering="true">
            <text:list-item>
              <text:p text:style-name="P4">Estratégias</text:p>
            </text:list-item>
          </text:list>
        </text:list-item>
      </text:list>
      <text:p text:style-name="P15"><text:tab/></text:p>
      <text:p text:style-name="P15"><text:tab/><text:span text:style-name="T9">A <text:s/>melhor estratégia encontrada para a solução do problema foi baseada em </text:span><text:span text:style-name="T10">backtracking, </text:span><text:span text:style-name="T11">é sabido que uma estratégia gulosa aliada a esse <text:s/></text:span><text:span text:style-name="T10">backtracking </text:span><text:span text:style-name="T11">diminuiria consideravelmente a quantidade de tentativas necessárias, e dessa forma o tempo de execução do programa, mas não foi implementada. O backtracking foi implementado através de uma recursão simples, o retorno de cada recursão é responsável pela decisão se o algoritmo continua ou volta atrás.</text:span><text:tab/><text:span text:style-name="T9">Além disso, várias heurísticas são possíveis de ser implementádas de forma a reduzir o número de tentativas introduzindo alguma inteligência na forma como os números são testados.</text:span></text:p>
      <text:p text:style-name="P15"><text:tab/><text:span text:style-name="T9">Na implementação escolhida nenhuma heurística específica ao problema foi utilizada, o algoritmo resume-se à estratégia simples de </text:span><text:span text:style-name="T10">backtracking </text:span><text:span text:style-name="T11">sem maiores otimizações.</text:span></text:p>
      <text:p text:style-name="P16"/>
      <text:list text:style-name="L1" text:continue-numbering="true">
        <text:list-item>
          <text:list text:continue-numbering="true">
            <text:list-item>
              <text:p text:style-name="P4">Entrada</text:p>
            </text:list-item>
          </text:list>
        </text:list-item>
      </text:list>
      <text:p text:style-name="P15"><text:tab/></text:p>
      <text:p text:style-name="P15"><text:span text:style-name="T9"><text:tab/>A entrada é feita através do standard in e consiste simplesmente de 81 números inteiros entre 0 e 9, em sequência. Sendo que o 0 significa uma casa vazia e um número entre 1 e 9 representa uma casa que já vem preenchia com aquele número. Os números são interpretados como procedendo em linhas, ou seja, as posições da tabela são preenchidas de forma que o primeiro elemento seja A</text:span><text:span text:style-name="T12">00</text:span><text:span text:style-name="T13"> o segundo A</text:span><text:span text:style-name="T12">01</text:span><text:span text:style-name="T13">, A</text:span><text:span text:style-name="T12">02</text:span><text:span text:style-name="T13"> e assim por diante. Ao se completar uma linha, passa-se a usar a de baixo. Essa é apenas uma representação virtual, visto que na realidade a estrutura de dados do algoritmo armazena todos os números num vetor único de 81 espaços. Por conta dessa forma de entrada, também é possível entrar com um arquivo, através do redirecionamento da entrada padrão. Esse arquivo deve conter 81 números inteiros separados por espaços ou quebras de linha. <text:s/>Exemplos de entrada encontram-se na área de testes.</text:span></text:p>
      <text:p text:style-name="P15"/>
      <text:list text:style-name="L1" text:continue-numbering="true">
        <text:list-item>
          <text:list text:continue-numbering="true">
            <text:list-item>
              <text:p text:style-name="P4">Saída</text:p>
            </text:list-item>
          </text:list>
        </text:list-item>
      </text:list>
      <text:p text:style-name="P15"/>
      <text:p text:style-name="P3"><text:tab/>A saída do programa consiste numa tábua de sudoku completa, sem divisões. A tábua consiste de nove linhas, cada uma contendo nove inteiros separados por espaços, de forma que o inteiro j da linha i representa o inteiro na posição ij da matriz. Exemplos de saídas encontram-se na área de testes.</text:p>
      <text:p text:style-name="P15"/>
      <text:p text:style-name="P17"/>
      <text:list text:style-name="L1" text:continue-numbering="true">
        <text:list-item>
          <text:list text:continue-numbering="true">
            <text:list-item>
              <text:p text:style-name="P4">Funções</text:p>
              <text:p text:style-name="P4"/>
              <text:list>
                <text:list-item>
                  <text:p text:style-name="P18">main.c</text:p>
                </text:list-item>
              </text:list>
            </text:list-item>
          </text:list>
        </text:list-item>
      </text:list>
      <text:p text:style-name="P5"><text:tab/></text:p>
      <text:list text:style-name="L2">
        <text:list-item>
          <text:p text:style-name="P19">int main (void)</text:p>
        </text:list-item>
      </text:list>
      <text:p text:style-name="P3"><text:tab/></text:p>
      <text:p text:style-name="P3"><text:tab/>Esta é a função principal da aplicação. Não recebe parâmetro algum e, como padrão do C, retorna um inteiro. 0 para o caso de sucesso e 1 para o caso de erro em execução.</text:p>
      <text:p text:style-name="P3"><text:tab/>A função possui 3 constantes, ROWS, TABS e MINI, respectivamente representando o número se linhas/colunas da tábua de sudoku, a quantidade total de casas e o tamanho dos quadrantes internos. Alterando essas constantes podemos portar o programa para diversas variações do sudoku em tamanho. É possível modificar o programa para aceitar esses tamanhos como parâmetros, o que seria interessante mas foge das especificações dadas.</text:p>
      <text:p text:style-name="P20"><text:tab/><text:span text:style-name="T14">Nesta função é alocado dinamicamente o espaço de memória que irá abrigar a matriz e é instanciada uma variável contador, que apenas nos dirá quantas vezes a função teve que realizar um </text:span><text:span text:style-name="T15">backtracking.</text:span><text:span text:style-name="T14"> Em seguida a função chama findNextZero para descobrir a primeira casa vazia do sudoku e chama a função solveRec nessa casa vazia. Caso o algoritmo retorne com sucesso, a matriz preenchida é impressa na tela, seguida do contador de tentativas. <text:s/>Caso constrário é impressa a mensagem “Solução Impossível” logo abaixo do número de tentativas feitas antes de se chegar a esse resultado.</text:span>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8">logic.c</text:p>
                </text:list-item>
              </text:list>
            </text:list-item>
          </text:list>
        </text:list-item>
      </text:list>
      <text:p text:style-name="P5"/>
      <text:list text:style-name="L3">
        <text:list-item>
          <text:p text:style-name="P21">int findNextZero(int *mtx, int atual)</text:p>
        </text:list-item>
      </text:list>
      <text:p text:style-name="P6"/>
      <text:p text:style-name="P6"><text:tab/>Esta função recebe, além do ponteiro para a estrutura da matriz, um inteiro que diz em que ponto da matriz o algoritmo está trabalhando. Ela varre a matriz a partir desse ponto em busca da próxima casa nula, onde o algoritmo deverá ser aplicado. A função retorna o número indicativo da casa vazia em caso de sucesso, ou o flag arbitrário 999 em caso de não haver mais casas vazias na matriz.</text:p>
      <text:p text:style-name="P6"/>
      <text:list text:style-name="L4">
        <text:list-item>
          <text:p text:style-name="P22">int colocaNum(int *mtx, int off, int cand)</text:p>
        </text:list-item>
      </text:list>
      <text:p text:style-name="P5"/>
      <text:p text:style-name="P6"><text:tab/>Esta função recebe, além da estrutura base da matriz, um inteiro <text:span text:style-name="T1">off</text:span><text:span text:style-name="T2"> que representa a casa atual do tabuleiro em que se está aplicando o algoritmo e um inteiro </text:span><text:span text:style-name="T1">cand</text:span><text:span text:style-name="T2"> que representa o número a ser testado na quela casa.</text:span></text:p>
      <text:p text:style-name="P23"><text:tab/>Em seguida a função instancia variáveis e inicializa <text:span text:style-name="T1">q, e, ll e cc</text:span> com os números correspondentes aos índices de linhas e colunas a que <text:span text:style-name="T1">off</text:span> pertence, na tabela grande (9x9) e no quadrante pequeno (3x3). Isso é feito utilizando uma álgebra bem simples para converter a representação linear [0~80] na representação matricial [9x9] e [3x3]. O próximo passo é varrer a linha e a coluna daquela casa a procura de um número repetido, caso encontre, o método retorna erro. Em seguida, é necessário varrer o quadrante daquela casa usando a fórmula descrita no item “Estruturas de Dados”, novamente, se houver algum número repetido a função retorna um erro.</text:p>
      <text:p text:style-name="P23"><text:tab/>Caso o candidato passe por todos os testes, a função retorna 0, o que significa que o número pode ser colocado naquela posição.</text:p>
      <text:p text:style-name="P23"/>
      <text:list text:style-name="L5">
        <text:list-item>
          <text:p text:style-name="P24">int solveRec (int *matriz, int offset)</text:p>
        </text:list-item>
      </text:list>
      <text:p text:style-name="P23"/>
      <text:p text:style-name="P23"><text:tab/>A função recebe como parâmetro a estrutura base da matriz e um número inteiro que representa o deslocamento a partir dessa base – o índice a ser verificado naquele momento. A idéia do método é ser chamado apenas uma vez, e a partir daí varrer toda a matriz usando a técnica de backtracking para tentar colocar números em todas as posições, obedecendo às regras do sudoku. O primeiro passo é tentar colocar qualquer número de 1 a 9 na casa atual. Nenhuma heurística em especial é usada para definir a ordem de tentativas, simplesmente tenta-se comećando do 1, e chama-se a função colocaNum para verificar se o movimento não viola as regras do sudoku. Ao conseguir colocar um número, a função findNextZero é chamada a partir da base da matriz para achar a próxima casa vazia. Se for encontrada tal casa, o método solveRec é chamado recursivamente sobre aquela casa. Se ele retornar um sucesso, o método pai retorna sucesso, se retornar um insucesso, o método pai zera a casa atual e retorna um insucesso também, tentando assim colocar um número diferente daquele que causou o problema.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8">io.c</text:p>
                </text:list-item>
              </text:list>
            </text:list-item>
          </text:list>
        </text:list-item>
      </text:list>
      <text:p text:style-name="P5"/>
      <text:p text:style-name="P3"><text:span text:style-name="T14"><text:tab/>As funções no módulo io.c não precisam de descrições detalhadas, tudo o que fazem é ler as entradas do </text:span><text:span text:style-name="T15">Standard In </text:span><text:span text:style-name="T16">e imprime as entradas no </text:span><text:span text:style-name="T15">Standard Out</text:span><text:span text:style-name="T16">.</text:span></text:p>
      <text:p text:style-name="P3"><text:tab/><text:tab/></text:p>
      <text:p text:style-name="P15"><text:tab/></text:p>
      <text:list text:style-name="L1" text:continue-numbering="true">
        <text:list-item>
          <text:list text:continue-numbering="true">
            <text:list-item>
              <text:p text:style-name="P4">Complexidade</text:p>
            </text:list-item>
          </text:list>
        </text:list-item>
      </text:list>
      <text:p text:style-name="P25"/>
      <text:p text:style-name="P25"><text:tab/><text:span text:style-name="T17">É difícil analisar a complexidade deste programa já que a entrada é sempre fixa, o que varia é a dificuldade da mesma, o que envolve não apenas a quantidade de valores pré-preenchidos, mas também as posições dos mesmos. Podemos fazer uma estimativa bastante rudimentar se considerarmos como N o tamanho da dimensão da matriz, ou seja, N=9. Dessa forma, podemos dizer que a possibilidade de soluções é de N^N², afinal para cada casa existem exatamente N possibilidades [1~9], para cada uma das N² casas do tabuleiro. Como temos o </text:span><text:span text:style-name="T18">backtracking</text:span><text:span text:style-name="T19">, essas N^N² possibilidades podem ser testadas N² vezes. Esse seria o pior caso se o </text:span><text:span text:style-name="T18">backtracking</text:span><text:span text:style-name="T19"> voltasse em todas as suas tentativas, só conseguindo na última, assim a complexidade ficaria da seguinte forma:</text:span></text:p>
      <text:p text:style-name="P23"/>
      <text:p text:style-name="P23"><text:tab/></text:p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26">O(N²) x O(N^N²) = <text:span text:style-name="T20">O(N^N²)</text:span></text:p>
          </table:table-cell>
        </table:table-row>
      </table:table>
      <text:p text:style-name="P23"/>
      <text:p text:style-name="P23"/>
      <text:p text:style-name="P23"/>
      <text:list text:style-name="L1" text:continue-numbering="true">
        <text:list-item>
          <text:p text:style-name="P27">Testes Realizados</text:p>
        </text:list-item>
      </text:list>
      <text:p text:style-name="P3"><text:tab/></text:p>
      <text:p text:style-name="P3"><text:tab/>Foram realizados três testes baseados em entradas <text:s/>fornecidas. Como nenhuma heurística em especial foi utilizada, fiz duas baterias de testes apenas para efeito estatístico: uma que testa os números a partir de 1 até 9, e outra que testa os números a partir de 9 até 1.</text:p>
      <text:p text:style-name="P3"/>
      <text:p text:style-name="P3"><text:tab/>Obs.: Nos códigos anexos, para facilitar a leitura, omiti o código exclusivo para a contagem do tempo, estes códigos foram adicionados apenas para efeito de teste e não fazem parte da estrutura final do programa. </text:p>
      <text:p text:style-name="P3"/>
      <text:list text:style-name="L6">
        <text:list-item>
          <text:p text:style-name="P28">Primeiramente seguem os resultados dos testes na ordem decrescente:</text:p>
        </text:list-item>
      </text:list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9">Entrada</text:p>
          </table:table-cell>
          <table:table-cell table:style-name="Table3.A1" office:value-type="string">
            <text:p text:style-name="P29">Saída</text:p>
          </table:table-cell>
          <table:table-cell table:style-name="Table3.A1" office:value-type="string">
            <text:p text:style-name="P29">Número de Tentativas</text:p>
          </table:table-cell>
          <table:table-cell table:style-name="Table3.A1" office:value-type="string">
            <text:p text:style-name="P29">Tempo de CPU (s)</text:p>
          </table:table-cell>
          <table:table-cell table:style-name="Table3.A1" office:value-type="string">
            <text:p text:style-name="P29">Tempo de Usuário (s)</text:p>
          </table:table-cell>
          <table:table-cell table:style-name="Table3.F1" office:value-type="string">
            <text:p text:style-name="P29">Tempo Total (s)</text:p>
          </table:table-cell>
        </table:table-row>
        <table:table-row>
          <table:table-cell table:style-name="Table3.A2" office:value-type="string">
            <text:p text:style-name="P29">9 4 0 1 0 2 0 5 8</text:p>
            <text:p text:style-name="P29">6 0 0 0 5 0 0 0 4</text:p>
            <text:p text:style-name="P29">0 0 2 4 0 3 1 0 0</text:p>
            <text:p text:style-name="P29">0 2 0 0 0 0 0 6 0</text:p>
            <text:p text:style-name="P29">5 0 8 0 2 0 4 0 1</text:p>
            <text:p text:style-name="P29">0 6 0 0 0 0 0 8 0</text:p>
            <text:p text:style-name="P29">0 0 1 6 0 8 7 0 0</text:p>
            <text:p text:style-name="P29">7 0 0 0 4 0 0 0 3</text:p>
            <text:p text:style-name="P29">4 3 0 5 0 9 0 1 2</text:p>
          </table:table-cell>
          <table:table-cell table:style-name="Table3.A2" office:value-type="string">
            <text:p text:style-name="P29">9 4 7 1 6 2 3 5 8</text:p>
            <text:p text:style-name="P29">6 1 3 8 5 7 9 2 4</text:p>
            <text:p text:style-name="P29">8 5 2 4 9 3 1 7 6</text:p>
            <text:p text:style-name="P29">1 2 9 3 8 4 5 6 7</text:p>
            <text:p text:style-name="P29">5 7 8 9 2 6 4 3 1</text:p>
            <text:p text:style-name="P29">3 6 4 7 1 5 2 8 9</text:p>
            <text:p text:style-name="P29">2 9 1 6 3 8 7 4 5</text:p>
            <text:p text:style-name="P29">7 8 5 2 4 1 6 9 3</text:p>
            <text:p text:style-name="P29">4 3 6 5 7 9 8 1 2</text:p>
          </table:table-cell>
          <table:table-cell table:style-name="Table3.A2" office:value-type="string">
            <text:p text:style-name="P29">128</text:p>
          </table:table-cell>
          <table:table-cell table:style-name="Table3.A2" office:value-type="string">
            <text:p text:style-name="P29">0.00000000</text:p>
          </table:table-cell>
          <table:table-cell table:style-name="Table3.A2" office:value-type="string">
            <text:p text:style-name="P29">0.00000000</text:p>
          </table:table-cell>
          <table:table-cell table:style-name="Table3.F2" office:value-type="string">
            <text:p text:style-name="P29"><text:s/>0.00043800</text:p>
          </table:table-cell>
        </table:table-row>
        <table:table-row>
          <table:table-cell table:style-name="Table3.A2" office:value-type="string">
            <text:p text:style-name="P29">3 4 9 0 0 2 1 0 0</text:p>
            <text:p text:style-name="P29">0 0 0 1 5 4 9 0 0</text:p>
            <text:p text:style-name="P29">0 0 0 0 0 3 7 4 2</text:p>
            <text:p text:style-name="P29">1 5 0 0 9 0 0 7 0</text:p>
            <text:p text:style-name="P29">9 2 0 0 3 0 8 6 0</text:p>
            <text:p text:style-name="P29">8 0 0 4 2 0 5 1 0</text:p>
            <text:p text:style-name="P29">0 0 1 2 0 9 0 0 5</text:p>
            <text:p text:style-name="P29">5 9 8 0 0 0 0 2 7</text:p>
            <text:p text:style-name="P29">0 0 6 8 4 5 0 0 1</text:p>
          </table:table-cell>
          <table:table-cell table:style-name="Table3.A2" office:value-type="string">
            <text:p text:style-name="P29">3 4 9 7 6 2 1 5 8</text:p>
            <text:p text:style-name="P29">7 8 2 1 5 4 9 3 6</text:p>
            <text:p text:style-name="P29">6 1 5 9 8 3 7 4 2</text:p>
            <text:p text:style-name="P29">1 5 4 6 9 8 2 7 3</text:p>
            <text:p text:style-name="P29">9 2 7 5 3 1 8 6 4</text:p>
            <text:p text:style-name="P29">8 6 3 4 2 7 5 1 9</text:p>
            <text:p text:style-name="P29">4 3 1 2 7 9 6 8 5</text:p>
            <text:p text:style-name="P29">5 9 8 3 1 6 4 2 7</text:p>
            <text:p text:style-name="P29">2 7 6 8 4 5 3 9 1</text:p>
          </table:table-cell>
          <table:table-cell table:style-name="Table3.A2" office:value-type="string">
            <text:p text:style-name="P29">79</text:p>
          </table:table-cell>
          <table:table-cell table:style-name="Table3.A2" office:value-type="string">
            <text:p text:style-name="P29">0.00000000</text:p>
          </table:table-cell>
          <table:table-cell table:style-name="Table3.A2" office:value-type="string">
            <text:p text:style-name="P29">0.00000000</text:p>
          </table:table-cell>
          <table:table-cell table:style-name="Table3.F2" office:value-type="string">
            <text:p text:style-name="P29">0.00038500</text:p>
          </table:table-cell>
        </table:table-row>
        <table:table-row>
          <table:table-cell table:style-name="Table3.A2" office:value-type="string">
            <text:p text:style-name="P29">0 0 0 1 6 0 0 0 0</text:p>
            <text:p text:style-name="P29">1 2 4 0 5 0 0 0 0</text:p>
            <text:p text:style-name="P29">0 0 6 0 0 0 0 4 0</text:p>
            <text:p text:style-name="P29">0 6 0 9 0 0 0 0 2</text:p>
            <text:p text:style-name="P29">0 5 0 4 0 1 0 0 0</text:p>
            <text:p text:style-name="P29">0 0 0 0 0 0 0 9 3</text:p>
            <text:p text:style-name="P29">5 0 0 0 7 3 0 0 0</text:p>
            <text:p text:style-name="P29">8 0 1 0 0 6 0 0 0</text:p>
            <text:p text:style-name="P29">0 0 0 0 0 0 0 7 5</text:p>
          </table:table-cell>
          <table:table-cell table:style-name="Table3.A2" office:value-type="string">
            <text:p text:style-name="P29">9 3 5 1 6 4 2 8 7</text:p>
            <text:p text:style-name="P29">1 2 4 7 5 8 9 3 6</text:p>
            <text:p text:style-name="P29">7 8 6 3 9 2 5 4 1</text:p>
            <text:p text:style-name="P29">4 6 8 9 3 7 1 5 2</text:p>
            <text:p text:style-name="P29">3 5 9 4 2 1 7 6 8</text:p>
            <text:p text:style-name="P29">2 1 7 6 8 5 4 9 3</text:p>
            <text:p text:style-name="P29">5 9 2 8 7 3 6 1 4</text:p>
            <text:p text:style-name="P29">8 7 1 5 4 6 3 2 9</text:p>
            <text:p text:style-name="P29">6 4 3 2 1 9 8 7 5</text:p>
          </table:table-cell>
          <table:table-cell table:style-name="Table3.A2" office:value-type="string">
            <text:p text:style-name="P29">15.565</text:p>
          </table:table-cell>
          <table:table-cell table:style-name="Table3.A2" office:value-type="string">
            <text:p text:style-name="P29">0.02000100</text:p>
          </table:table-cell>
          <table:table-cell table:style-name="Table3.A2" office:value-type="string">
            <text:p text:style-name="P29">0.00400000</text:p>
          </table:table-cell>
          <table:table-cell table:style-name="Table3.F2" office:value-type="string">
            <text:p text:style-name="P29"><text:s/>0.01986500</text:p>
          </table:table-cell>
        </table:table-row>
        <table:table-row>
          <table:table-cell table:style-name="Table3.A2" office:value-type="string">
            <text:p text:style-name="P29">0 0 0 0 0 0 0 1 0</text:p>
            <text:p text:style-name="P29">4 0 0 0 0 0 0 0 0</text:p>
            <text:p text:style-name="P29">0 2 0 0 0 0 0 0 0</text:p>
            <text:p text:style-name="P29">0 0 0 0 5 0 4 0 7</text:p>
            <text:p text:style-name="P29">0 0 8 0 0 0 3 0 0</text:p>
            <text:p text:style-name="P29">0 0 1 0 9 0 0 0 0</text:p>
            <text:p text:style-name="P29">3 0 0 4 0 0 2 0 0</text:p>
            <text:p text:style-name="P29">0 5 0 1 0 0 0 0 0</text:p>
            <text:p text:style-name="P29">0 0 0 8 0 6 0 0 0</text:p>
          </table:table-cell>
          <table:table-cell table:style-name="Table3.A2" office:value-type="string">
            <text:p text:style-name="P29">6 9 3 7 8 4 5 1 2</text:p>
            <text:p text:style-name="P29">4 8 7 5 1 2 9 3 6</text:p>
            <text:p text:style-name="P29">1 2 5 9 6 3 8 7 4</text:p>
            <text:p text:style-name="P29">9 3 2 6 5 1 4 8 7</text:p>
            <text:p text:style-name="P29">5 6 8 2 4 7 3 9 1</text:p>
            <text:p text:style-name="P29">7 4 1 3 9 8 6 2 5</text:p>
            <text:p text:style-name="P29">3 1 9 4 7 5 2 6 8</text:p>
            <text:p text:style-name="P29">8 5 6 1 2 9 7 4 3</text:p>
            <text:p text:style-name="P29">2 7 4 8 3 6 1 5 9</text:p>
          </table:table-cell>
          <table:table-cell table:style-name="Table3.A2" office:value-type="string">
            <text:p text:style-name="P29">57.769.116</text:p>
          </table:table-cell>
          <table:table-cell table:style-name="Table3.A2" office:value-type="string">
            <text:p text:style-name="P29"><text:s/>75.47671700</text:p>
          </table:table-cell>
          <table:table-cell table:style-name="Table3.A2" office:value-type="string">
            <text:p text:style-name="P29"><text:s/>0.02400100</text:p>
          </table:table-cell>
          <table:table-cell table:style-name="Table3.F2" office:value-type="string">
            <text:p text:style-name="P29">75.49921600</text:p>
          </table:table-cell>
        </table:table-row>
      </table:table>
      <text:p text:style-name="P3"/>
      <text:p text:style-name="P3"/>
      <text:p text:style-name="P30"/>
      <text:p text:style-name="P3"/>
      <text:list text:style-name="L7">
        <text:list-item>
          <text:p text:style-name="P31">Agora os resultados dos testes feitos na ordem crescente: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9">Entrada</text:p>
          </table:table-cell>
          <table:table-cell table:style-name="Table4.A1" office:value-type="string">
            <text:p text:style-name="P29">Saída</text:p>
          </table:table-cell>
          <table:table-cell table:style-name="Table4.A1" office:value-type="string">
            <text:p text:style-name="P29">Número de Tentativas</text:p>
          </table:table-cell>
          <table:table-cell table:style-name="Table4.A1" office:value-type="string">
            <text:p text:style-name="P29">Tempo de CPU (s)</text:p>
          </table:table-cell>
          <table:table-cell table:style-name="Table4.A1" office:value-type="string">
            <text:p text:style-name="P29">Tempo de Usuário (s)</text:p>
          </table:table-cell>
          <table:table-cell table:style-name="Table4.F1" office:value-type="string">
            <text:p text:style-name="P29">Tempo de Relógio (s)</text:p>
          </table:table-cell>
        </table:table-row>
        <table:table-row>
          <table:table-cell table:style-name="Table4.A2" office:value-type="string">
            <text:p text:style-name="P29">9 4 0 1 0 2 0 5 8</text:p>
            <text:p text:style-name="P29">6 0 0 0 5 0 0 0 4</text:p>
            <text:p text:style-name="P29">0 0 2 4 0 3 1 0 0</text:p>
            <text:p text:style-name="P29">0 2 0 0 0 0 0 6 0</text:p>
            <text:p text:style-name="P29">5 0 8 0 2 0 4 0 1</text:p>
            <text:p text:style-name="P29">0 6 0 0 0 0 0 8 0</text:p>
            <text:p text:style-name="P29">0 0 1 6 0 8 7 0 0</text:p>
            <text:p text:style-name="P29">7 0 0 0 4 0 0 0 3</text:p>
            <text:p text:style-name="P29">4 3 0 5 0 9 0 1 2</text:p>
          </table:table-cell>
          <table:table-cell table:style-name="Table4.A2" office:value-type="string">
            <text:p text:style-name="P29">9 4 7 1 6 2 3 5 8</text:p>
            <text:p text:style-name="P29">6 1 3 8 5 7 9 2 4</text:p>
            <text:p text:style-name="P29">8 5 2 4 9 3 1 7 6</text:p>
            <text:p text:style-name="P29">1 2 9 3 8 4 5 6 7</text:p>
            <text:p text:style-name="P29">5 7 8 9 2 6 4 3 1</text:p>
            <text:p text:style-name="P29">3 6 4 7 1 5 2 8 9</text:p>
            <text:p text:style-name="P29">2 9 1 6 3 8 7 4 5</text:p>
            <text:p text:style-name="P29">7 8 5 2 4 1 6 9 3</text:p>
            <text:p text:style-name="P29">4 3 6 5 7 9 8 1 2</text:p>
          </table:table-cell>
          <table:table-cell table:style-name="Table4.A2" office:value-type="string">
            <text:p text:style-name="P29">229</text:p>
          </table:table-cell>
          <table:table-cell table:style-name="Table4.A2" office:value-type="string">
            <text:p text:style-name="P29">0.00000000</text:p>
          </table:table-cell>
          <table:table-cell table:style-name="Table4.A2" office:value-type="string">
            <text:p text:style-name="P29">0.00000000</text:p>
          </table:table-cell>
          <table:table-cell table:style-name="Table4.F2" office:value-type="string">
            <text:p text:style-name="P29"><text:s/>0.00055800</text:p>
          </table:table-cell>
        </table:table-row>
        <table:table-row>
          <table:table-cell table:style-name="Table4.A2" office:value-type="string">
            <text:p text:style-name="P29">0 0 0 1 6 0 0 0 0</text:p>
            <text:p text:style-name="P29">1 2 4 0 5 0 0 0 0</text:p>
            <text:p text:style-name="P29">0 0 6 0 0 0 0 4 0</text:p>
            <text:p text:style-name="P29">0 6 0 9 0 0 0 0 2</text:p>
            <text:p text:style-name="P29">0 5 0 4 0 1 0 0 0</text:p>
            <text:p text:style-name="P29">0 0 0 0 0 0 0 9 3</text:p>
            <text:p text:style-name="P29">5 0 0 0 7 3 0 0 0</text:p>
            <text:p text:style-name="P29">8 0 1 0 0 6 0 0 0</text:p>
            <text:p text:style-name="P29">0 0 0 0 0 0 0 7 5</text:p>
          </table:table-cell>
          <table:table-cell table:style-name="Table4.A2" office:value-type="string">
            <text:p text:style-name="P29">9 3 5 1 6 4 2 8 7</text:p>
            <text:p text:style-name="P29">1 2 4 7 5 8 9 3 6</text:p>
            <text:p text:style-name="P29">7 8 6 3 9 2 5 4 1</text:p>
            <text:p text:style-name="P29">4 6 8 9 3 7 1 5 2</text:p>
            <text:p text:style-name="P29">3 5 9 4 2 1 7 6 8</text:p>
            <text:p text:style-name="P29">2 1 7 6 8 5 4 9 3</text:p>
            <text:p text:style-name="P29">5 9 2 8 7 3 6 1 4</text:p>
            <text:p text:style-name="P29">8 7 1 5 4 6 3 2 9</text:p>
            <text:p text:style-name="P29">6 4 3 2 1 9 8 7 5</text:p>
          </table:table-cell>
          <table:table-cell table:style-name="Table4.A2" office:value-type="string">
            <text:p text:style-name="P29">143</text:p>
          </table:table-cell>
          <table:table-cell table:style-name="Table4.A2" office:value-type="string">
            <text:p text:style-name="P29">0.00000000</text:p>
          </table:table-cell>
          <table:table-cell table:style-name="Table4.A2" office:value-type="string">
            <text:p text:style-name="P29">0.00000000</text:p>
          </table:table-cell>
          <table:table-cell table:style-name="Table4.F2" office:value-type="string">
            <text:p text:style-name="P29">0.00046300</text:p>
          </table:table-cell>
        </table:table-row>
        <table:table-row>
          <table:table-cell table:style-name="Table4.A2" office:value-type="string">
            <text:p text:style-name="P29">0 0 0 1 6 0 0 0 0</text:p>
            <text:p text:style-name="P29">1 2 4 0 5 0 0 0 0</text:p>
            <text:p text:style-name="P29">0 0 6 0 0 0 0 4 0</text:p>
            <text:p text:style-name="P29">0 6 0 9 0 0 0 0 2</text:p>
            <text:p text:style-name="P29">0 5 0 4 0 1 0 0 0</text:p>
            <text:p text:style-name="P29">0 0 0 0 0 0 0 9 3</text:p>
            <text:p text:style-name="P29">5 0 0 0 7 3 0 0 0</text:p>
            <text:p text:style-name="P29">8 0 1 0 0 6 0 0 0</text:p>
            <text:p text:style-name="P29">0 0 0 0 0 0 0 7 5</text:p>
          </table:table-cell>
          <table:table-cell table:style-name="Table4.A2" office:value-type="string">
            <text:p text:style-name="P29">6 9 3 7 8 4 5 1 2</text:p>
            <text:p text:style-name="P29">4 8 7 5 1 2 9 3 6</text:p>
            <text:p text:style-name="P29">1 2 5 9 6 3 8 7 4</text:p>
            <text:p text:style-name="P29">9 3 2 6 5 1 4 8 7</text:p>
            <text:p text:style-name="P29">5 6 8 2 4 7 3 9 1</text:p>
            <text:p text:style-name="P29">7 4 1 3 9 8 6 2 5</text:p>
            <text:p text:style-name="P29">3 1 9 4 7 5 2 6 8</text:p>
            <text:p text:style-name="P29">8 5 6 1 2 9 7 4 3</text:p>
            <text:p text:style-name="P29">2 7 4 8 3 6 1 5 9</text:p>
          </table:table-cell>
          <table:table-cell table:style-name="Table4.A2" office:value-type="string">
            <text:p text:style-name="P29">25.887</text:p>
          </table:table-cell>
          <table:table-cell table:style-name="Table4.A2" office:value-type="string">
            <text:p text:style-name="P29">0.03600200</text:p>
          </table:table-cell>
          <table:table-cell table:style-name="Table4.A2" office:value-type="string">
            <text:p text:style-name="P29">0.00000000</text:p>
          </table:table-cell>
          <table:table-cell table:style-name="Table4.F2" office:value-type="string">
            <text:p text:style-name="P29">0.03299900</text:p>
          </table:table-cell>
        </table:table-row>
        <table:table-row>
          <table:table-cell table:style-name="Table4.A2" office:value-type="string">
            <text:p text:style-name="P29">0 0 0 0 0 0 0 1 0</text:p>
            <text:p text:style-name="P29">4 0 0 0 0 0 0 0 0</text:p>
            <text:p text:style-name="P29">0 2 0 0 0 0 0 0 0</text:p>
            <text:p text:style-name="P29">0 0 0 0 5 0 4 0 7</text:p>
            <text:p text:style-name="P29">0 0 8 0 0 0 3 0 0</text:p>
            <text:p text:style-name="P29">0 0 1 0 9 0 0 0 0</text:p>
            <text:p text:style-name="P29">3 0 0 4 0 0 2 0 0</text:p>
            <text:p text:style-name="P29">0 5 0 1 0 0 0 0 0</text:p>
            <text:p text:style-name="P29">0 0 0 8 0 6 0 0 0</text:p>
          </table:table-cell>
          <table:table-cell table:style-name="Table4.A2" office:value-type="string">
            <text:p text:style-name="P29">6 9 3 7 8 4 5 1 2</text:p>
            <text:p text:style-name="P29">4 8 7 5 1 2 9 3 6</text:p>
            <text:p text:style-name="P29">1 2 5 9 6 3 8 7 4</text:p>
            <text:p text:style-name="P29">9 3 2 6 5 1 4 8 7</text:p>
            <text:p text:style-name="P29">5 6 8 2 4 7 3 9 1</text:p>
            <text:p text:style-name="P29">7 4 1 3 9 8 6 2 5</text:p>
            <text:p text:style-name="P29">3 1 9 4 7 5 2 6 8</text:p>
            <text:p text:style-name="P29">8 5 6 1 2 9 7 4 3</text:p>
            <text:p text:style-name="P29">2 7 4 8 3 6 1 5 9</text:p>
          </table:table-cell>
          <table:table-cell table:style-name="Table4.A2" office:value-type="string">
            <text:p text:style-name="P29">26.590.293</text:p>
          </table:table-cell>
          <table:table-cell table:style-name="Table4.A2" office:value-type="string">
            <text:p text:style-name="P29">34.5662</text:p>
          </table:table-cell>
          <table:table-cell table:style-name="Table4.A2" office:value-type="string">
            <text:p text:style-name="P29">0.0040</text:p>
          </table:table-cell>
          <table:table-cell table:style-name="Table4.F2" office:value-type="string">
            <text:p text:style-name="P29">34.568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swiss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style style:name="T1" style:family="text">
      <style:text-properties style:font-name="Bitstream Vera Sans" fo:font-size="8pt" style:font-size-asian="8pt" style:font-size-complex="8pt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<text:title>Trabalho Prático I - AEDSIII</text:title><text:tab/><text:tab/><text:subject>Sudoku</text:subject></text:p>
      </style:header>
      <style:footer>
        <text:p text:style-name="Footer"><text:tab/><text:span text:style-name="T1"><text:tab/></text:span><text:span text:style-name="T1"><text:page-number text:select-page="current">6</text:page-number></text:span><text:span text:style-name="T1">/</text:span><text:span text:style-name="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Trabalho Prático I - AEDSIII</dc:title>
    <dc:subject>Sudoku</dc:subject>
    <meta:initial-creator>Gustavo Campos</meta:initial-creator>
    <meta:creation-date>2006-10-10T20:42:24</meta:creation-date>
    <dc:creator>Gustavo Guimaraes</dc:creator>
    <dc:date>2006-10-11T15:56:54</dc:date>
    <dc:language>en-US</dc:language>
    <meta:editing-cycles>47</meta:editing-cycles>
    <meta:editing-duration>PT9H8M49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6" meta:paragraph-count="264" meta:word-count="3183" meta:character-count="13534"/>
  </office:meta>
</office:document-meta>
</file>